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Langenburg 5</text:p>
          </table:table-cell>
          <table:table-cell office:value-type="string">
            <text:p>C3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sewood 2</text:p>
          </table:table-cell>
          <table:table-cell office:value-type="string">
            <text:p>C3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ssell 1</text:p>
          </table:table-cell>
          <table:table-cell office:value-type="string">
            <text:p>C3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/>
          <table:table-cell office:value-type="string">
            <text:p>Langenburg 5</text:p>
          </table:table-cell>
          <table:table-cell office:value-type="string">
            <text:p>C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bigail Kutovnen #</text:p>
          </table:table-cell>
          <table:table-cell office:value-type="string">
            <text:p>Langenburg 5</text:p>
          </table:table-cell>
          <table:table-cell office:value-type="string">
            <text:p>C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ralee Anderson #</text:p>
          </table:table-cell>
          <table:table-cell office:value-type="string">
            <text:p>Langenburg 5</text:p>
          </table:table-cell>
          <table:table-cell office:value-type="string">
            <text:p>C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oseph Hrycak #</text:p>
          </table:table-cell>
          <table:table-cell office:value-type="string">
            <text:p>Langenburg 5</text:p>
          </table:table-cell>
          <table:table-cell office:value-type="string">
            <text:p>C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Langenburg 5</text:p>
          </table:table-cell>
          <table:table-cell office:value-type="string">
            <text:p>C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ayde Sykes #</text:p>
          </table:table-cell>
          <table:table-cell office:value-type="string">
            <text:p>Rosewood 2</text:p>
          </table:table-cell>
          <table:table-cell office:value-type="string">
            <text:p>C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ekhi Molleken #</text:p>
          </table:table-cell>
          <table:table-cell office:value-type="string">
            <text:p>Rosewood 2</text:p>
          </table:table-cell>
          <table:table-cell office:value-type="string">
            <text:p>C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ystan Penner #</text:p>
          </table:table-cell>
          <table:table-cell office:value-type="string">
            <text:p>Rosewood 2</text:p>
          </table:table-cell>
          <table:table-cell office:value-type="string">
            <text:p>C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awson Moreland #</text:p>
          </table:table-cell>
          <table:table-cell office:value-type="string">
            <text:p>Rosewood 2</text:p>
          </table:table-cell>
          <table:table-cell office:value-type="string">
            <text:p>C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osewood 2</text:p>
          </table:table-cell>
          <table:table-cell office:value-type="string">
            <text:p>C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uke Massey #</text:p>
          </table:table-cell>
          <table:table-cell office:value-type="string">
            <text:p>Russell 1</text:p>
          </table:table-cell>
          <table:table-cell office:value-type="string">
            <text:p>C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ogan Bartkiw #</text:p>
          </table:table-cell>
          <table:table-cell office:value-type="string">
            <text:p>Russell 1</text:p>
          </table:table-cell>
          <table:table-cell office:value-type="string">
            <text:p>C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Noah Belhumer #</text:p>
          </table:table-cell>
          <table:table-cell office:value-type="string">
            <text:p>Russell 1</text:p>
          </table:table-cell>
          <table:table-cell office:value-type="string">
            <text:p>C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osie Jamieson #</text:p>
          </table:table-cell>
          <table:table-cell office:value-type="string">
            <text:p>Russell 1</text:p>
          </table:table-cell>
          <table:table-cell office:value-type="string">
            <text:p>C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iana Grams #</text:p>
          </table:table-cell>
          <table:table-cell office:value-type="string">
            <text:p>Russell 1</text:p>
          </table:table-cell>
          <table:table-cell office:value-type="string">
            <text:p>C3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2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10:08.47</meta:creation-date>
    <dc:date>2019-11-03T18:20:34.31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7" meta:object-count="0"/>
  </office:meta>
</office:document-meta>
</file>